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4500000039781FE1A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8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Utopia" style:font-family-generic="roman" style:font-pitch="variable"/>
    </style:style>
    <style:style style:name="P3" style:family="paragraph">
      <style:paragraph-properties fo:text-align="start"/>
      <style:text-properties fo:font-family="Utopia" style:font-family-generic="roman" style:font-pitch="variable"/>
    </style:style>
    <style:style style:name="P4" style:family="paragraph">
      <style:paragraph-properties fo:text-align="center"/>
      <style:text-properties fo:font-family="Utopia" style:font-family-generic="roman" style:font-pitch="variable"/>
    </style:style>
    <style:style style:name="T1" style:family="text">
      <style:text-properties fo:font-family="Utopia" style:font-family-generic="roman" style:font-pitch="variable" fo:font-weight="bold" style:font-weight-asian="bold" style:font-weight-complex="bold"/>
    </style:style>
    <style:style style:name="T2" style:family="text">
      <style:text-properties fo:font-family="Utopia" style:font-family-generic="roman" style:font-pitch="variable" fo:font-size="16pt" style:font-size-asian="16pt" style:font-size-complex="16pt"/>
    </style:style>
    <style:style style:name="T3" style:family="text">
      <style:text-properties fo:font-family="Utopia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2cm" svg:height="16.916cm" svg:x="3.926cm" svg:y="3.118cm">
          <draw:image xlink:href="Pictures/10000000000004500000039781FE1AB6.png" xlink:type="simple" xlink:show="embed" xlink:actuate="onLoad">
            <text:p/>
          </draw:image>
        </draw:frame>
        <draw:ellipse draw:style-name="gr2" draw:text-style-name="P1" draw:layer="layout" svg:width="3.851cm" svg:height="2.338cm" svg:x="8.728cm" svg:y="4.42cm">
          <text:p/>
        </draw:ellipse>
        <draw:ellipse draw:style-name="gr2" draw:text-style-name="P1" draw:layer="layout" svg:width="4.12cm" svg:height="2.338cm" svg:x="12.629cm" svg:y="4.42cm">
          <text:p/>
        </draw:ellipse>
        <draw:ellipse draw:style-name="gr2" draw:text-style-name="P1" draw:layer="layout" svg:width="2.681cm" svg:height="1.63cm" svg:x="16.761cm" svg:y="6.877cm">
          <text:p/>
        </draw:ellipse>
        <draw:ellipse draw:style-name="gr2" draw:text-style-name="P1" draw:layer="layout" svg:width="2.681cm" svg:height="1.63cm" svg:x="16.81cm" svg:y="8.767cm">
          <text:p/>
        </draw:ellipse>
        <draw:frame draw:style-name="gr3" draw:text-style-name="P2" draw:layer="layout" svg:width="6.149cm" svg:height="2.292cm" svg:x="5.973cm" svg:y="0.402cm">
          <draw:text-box>
            <text:p text:style-name="P2"><text:span text:style-name="T1">Channel settings</text:span></text:p>
            <text:p text:style-name="P2"><text:span text:style-name="T2">-Voltage (volts)</text:span></text:p>
            <text:p text:style-name="P2"><text:span text:style-name="T2">-Current (microamps)</text:span></text:p>
          </draw:text-box>
        </draw:frame>
        <draw:frame draw:style-name="gr3" draw:text-style-name="P2" draw:layer="layout" svg:width="7.906cm" svg:height="2.292cm" svg:x="12.696cm" svg:y="0.43cm">
          <draw:text-box>
            <text:p text:style-name="P2"><text:span text:style-name="T1">Channel monitor</text:span></text:p>
            <text:p text:style-name="P2"><text:span text:style-name="T2">-Present voltage (volts)</text:span></text:p>
            <text:p text:style-name="P2"><text:span text:style-name="T2">-Drawn current (microamps)</text:span></text:p>
          </draw:text-box>
        </draw:frame>
        <draw:frame draw:style-name="gr3" draw:text-style-name="P2" draw:layer="layout" svg:width="2.945cm" svg:height="3.891cm" svg:x="24.656cm" svg:y="2.45cm">
          <draw:text-box>
            <text:p text:style-name="P2"><text:span text:style-name="T3">Channel</text:span><text:span text:style-name="T3"><text:line-break/></text:span><text:span text:style-name="T3">power</text:span></text:p>
            <text:p text:style-name="P2"><text:span text:style-name="T3">button</text:span></text:p>
            <text:p text:style-name="P2"><text:span text:style-name="T3">(“OFF”</text:span></text:p>
            <text:p text:style-name="P2"><text:span text:style-name="T3">state)</text:span></text:p>
          </draw:text-box>
        </draw:frame>
        <draw:frame draw:style-name="gr3" draw:text-style-name="P2" draw:layer="layout" svg:width="2.945cm" svg:height="3.891cm" svg:x="24.632cm" svg:y="7.725cm">
          <draw:text-box>
            <text:p text:style-name="P2"><text:span text:style-name="T3">Channel</text:span><text:span text:style-name="T3"><text:line-break/></text:span><text:span text:style-name="T3">power</text:span></text:p>
            <text:p text:style-name="P3"><text:span text:style-name="T3">button</text:span><text:span text:style-name="T3"><text:line-break/></text:span><text:span text:style-name="T3">(“ON”</text:span></text:p>
            <text:p text:style-name="P2"><text:span text:style-name="T3">state)</text:span></text:p>
          </draw:text-box>
        </draw:frame>
        <draw:frame draw:style-name="gr3" draw:text-style-name="P4" draw:layer="layout" svg:width="3.304cm" svg:height="1.707cm" svg:x="-0.04cm" svg:y="4.584cm">
          <draw:text-box>
            <text:p text:style-name="P4"><text:span text:style-name="T3">HV </text:span><text:span text:style-name="T3"><text:line-break/></text:span><text:span text:style-name="T3">channel 0</text:span></text:p>
          </draw:text-box>
        </draw:frame>
        <draw:frame draw:style-name="gr3" draw:text-style-name="P4" draw:layer="layout" svg:width="3.304cm" svg:height="1.707cm" svg:x="-0.04cm" svg:y="6.485cm">
          <draw:text-box>
            <text:p text:style-name="P4"><text:span text:style-name="T3">HV </text:span><text:span text:style-name="T3"><text:line-break/></text:span><text:span text:style-name="T3">channel 1</text:span></text:p>
          </draw:text-box>
        </draw:frame>
        <draw:frame draw:style-name="gr3" draw:text-style-name="P4" draw:layer="layout" svg:width="3.304cm" svg:height="1.707cm" svg:x="-0.04cm" svg:y="8.485cm">
          <draw:text-box>
            <text:p text:style-name="P4"><text:span text:style-name="T3">HV </text:span><text:span text:style-name="T3"><text:line-break/></text:span><text:span text:style-name="T3">channel 2</text:span></text:p>
          </draw:text-box>
        </draw:frame>
        <draw:frame draw:style-name="gr3" draw:text-style-name="P4" draw:layer="layout" svg:width="3.304cm" svg:height="1.707cm" svg:x="0cm" svg:y="10.796cm">
          <draw:text-box>
            <text:p text:style-name="P4"><text:span text:style-name="T3">HV </text:span><text:span text:style-name="T3"><text:line-break/></text:span><text:span text:style-name="T3">channel 3</text:span></text:p>
          </draw:text-box>
        </draw:frame>
        <draw:frame draw:style-name="gr3" draw:text-style-name="P4" draw:layer="layout" svg:width="3.304cm" svg:height="1.707cm" svg:x="0cm" svg:y="12.697cm">
          <draw:text-box>
            <text:p text:style-name="P4"><text:span text:style-name="T3">HV </text:span><text:span text:style-name="T3"><text:line-break/></text:span><text:span text:style-name="T3">channel 4</text:span></text:p>
          </draw:text-box>
        </draw:frame>
        <draw:frame draw:style-name="gr3" draw:text-style-name="P4" draw:layer="layout" svg:width="3.304cm" svg:height="1.707cm" svg:x="0cm" svg:y="14.697cm">
          <draw:text-box>
            <text:p text:style-name="P4"><text:span text:style-name="T3">HV </text:span><text:span text:style-name="T3"><text:line-break/></text:span><text:span text:style-name="T3">channel 5</text:span></text:p>
          </draw:text-box>
        </draw:frame>
        <draw:ellipse draw:style-name="gr2" draw:text-style-name="P1" draw:layer="layout" svg:width="2.681cm" svg:height="1.63cm" svg:x="12.785cm" svg:y="16.187cm">
          <text:p/>
        </draw:ellipse>
        <draw:frame draw:style-name="gr3" draw:text-style-name="P2" draw:layer="layout" svg:width="3.783cm" svg:height="3.891cm" svg:x="24.233cm" svg:y="14.326cm">
          <draw:text-box>
            <text:p text:style-name="P2"><text:span text:style-name="T3">Toggle</text:span></text:p>
            <text:p text:style-name="P2"><text:span text:style-name="T3">real-time</text:span></text:p>
            <text:p text:style-name="P2"><text:span text:style-name="T3">monitoring</text:span></text:p>
            <text:p text:style-name="P2"><text:span text:style-name="T3">of HV</text:span></text:p>
            <text:p text:style-name="P2"><text:span text:style-name="T3">channels</text:span></text:p>
          </draw:text-box>
        </draw:frame>
        <draw:line draw:style-name="gr4" draw:text-style-name="P1" draw:layer="layout" svg:x1="14.811cm" svg:y1="2.588cm" svg:x2="14.84cm" svg:y2="4.314cm">
          <text:p/>
        </draw:line>
        <draw:line draw:style-name="gr4" draw:text-style-name="P1" draw:layer="layout" svg:x1="10.201cm" svg:y1="2.551cm" svg:x2="10.183cm" svg:y2="4.439cm">
          <text:p/>
        </draw:line>
        <draw:line draw:style-name="gr4" draw:text-style-name="P1" draw:layer="layout" svg:x1="24.474cm" svg:y1="4.515cm" svg:x2="19.269cm" svg:y2="7.132cm">
          <text:p/>
        </draw:line>
        <draw:line draw:style-name="gr4" draw:text-style-name="P1" draw:layer="layout" svg:x1="24.575cm" svg:y1="9.016cm" svg:x2="19.614cm" svg:y2="9.577cm">
          <text:p/>
        </draw:line>
        <draw:line draw:style-name="gr4" draw:text-style-name="P1" draw:layer="layout" svg:x1="23.828cm" svg:y1="16.264cm" svg:x2="15.645cm" svg:y2="16.997cm">
          <text:p/>
        </draw:line>
        <draw:line draw:style-name="gr4" draw:text-style-name="P1" draw:layer="layout" svg:x1="3.338cm" svg:y1="5.379cm" svg:x2="8.11cm" svg:y2="5.378cm">
          <text:p/>
        </draw:line>
        <draw:line draw:style-name="gr4" draw:text-style-name="P1" draw:layer="layout" svg:x1="3.338cm" svg:y1="7.38cm" svg:x2="8.11cm" svg:y2="7.379cm">
          <text:p/>
        </draw:line>
        <draw:line draw:style-name="gr4" draw:text-style-name="P1" draw:layer="layout" svg:x1="3.338cm" svg:y1="9.38cm" svg:x2="8.11cm" svg:y2="9.379cm">
          <text:p/>
        </draw:line>
        <draw:line draw:style-name="gr4" draw:text-style-name="P1" draw:layer="layout" svg:x1="3.338cm" svg:y1="11.48cm" svg:x2="8.11cm" svg:y2="11.479cm">
          <text:p/>
        </draw:line>
        <draw:line draw:style-name="gr4" draw:text-style-name="P1" draw:layer="layout" svg:x1="3.338cm" svg:y1="13.48cm" svg:x2="8.11cm" svg:y2="13.479cm">
          <text:p/>
        </draw:line>
        <draw:line draw:style-name="gr4" draw:text-style-name="P1" draw:layer="layout" svg:x1="3.338cm" svg:y1="15.38cm" svg:x2="8.11cm" svg:y2="15.3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rtwig </meta:initial-creator>
    <meta:creation-date>2012-05-29T08:55:38</meta:creation-date>
    <dc:date>2012-05-29T09:23:32</dc:date>
    <dc:creator>Hartwig </dc:creator>
    <meta:editing-duration>PT00H16M36S</meta:editing-duration>
    <meta:editing-cycles>4</meta:editing-cycles>
    <meta:generator>OpenOffice.org/3.2$Unix OpenOffice.org_project/320m19$Build-9505</meta:generator>
    <meta:document-statistic meta:object-count="28"/>
  </office:meta>
</office:document-meta>
</file>